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fo:font-size="12pt" fo:font-weight="normal" officeooo:rsid="00055335" officeooo:paragraph-rsid="00083eee" style:font-size-asian="12pt" style:font-weight-asian="normal" style:font-size-complex="12pt" style:font-weight-complex="normal"/>
    </style:style>
    <style:style style:name="P2" style:family="paragraph" style:parent-style-name="Standard">
      <style:text-properties officeooo:rsid="00055335" officeooo:paragraph-rsid="00055335"/>
    </style:style>
    <style:style style:name="P3" style:family="paragraph" style:parent-style-name="Standard">
      <style:text-properties officeooo:rsid="00055335" officeooo:paragraph-rsid="00083eee"/>
    </style:style>
    <style:style style:name="P4" style:family="paragraph" style:parent-style-name="Standard">
      <style:text-properties officeooo:paragraph-rsid="00083eee"/>
    </style:style>
    <style:style style:name="P5" style:family="paragraph" style:parent-style-name="Standard">
      <style:text-properties officeooo:paragraph-rsid="0008f1e2"/>
    </style:style>
    <style:style style:name="P6" style:family="paragraph" style:parent-style-name="Standard">
      <style:text-properties officeooo:paragraph-rsid="000b6153"/>
    </style:style>
    <style:style style:name="P7" style:family="paragraph" style:parent-style-name="Standard">
      <style:text-properties officeooo:paragraph-rsid="0012552a"/>
    </style:style>
    <style:style style:name="P8" style:family="paragraph" style:parent-style-name="Standard">
      <style:text-properties officeooo:rsid="00055335" officeooo:paragraph-rsid="00055335"/>
    </style:style>
    <style:style style:name="P9" style:family="paragraph" style:parent-style-name="Standard">
      <style:text-properties officeooo:rsid="00055335" officeooo:paragraph-rsid="00083eee"/>
    </style:style>
    <style:style style:name="P10" style:family="paragraph" style:parent-style-name="Standard">
      <style:text-properties officeooo:rsid="00055335" officeooo:paragraph-rsid="0013260e"/>
    </style:style>
    <style:style style:name="P11" style:family="paragraph" style:parent-style-name="Standard">
      <style:text-properties fo:font-size="12pt" fo:font-weight="normal" officeooo:rsid="0008f1e2" officeooo:paragraph-rsid="0008f1e2" style:font-size-asian="12pt" style:font-weight-asian="normal" style:font-size-complex="12pt" style:font-weight-complex="normal"/>
    </style:style>
    <style:style style:name="P12" style:family="paragraph" style:parent-style-name="Standard">
      <style:text-properties fo:font-size="12pt" fo:font-weight="normal" officeooo:rsid="0013260e" officeooo:paragraph-rsid="000cc361" style:font-size-asian="12pt" style:font-weight-asian="normal" style:font-size-complex="12pt" style:font-weight-complex="normal"/>
    </style:style>
    <style:style style:name="P13" style:family="paragraph" style:parent-style-name="Standard">
      <style:text-properties officeooo:paragraph-rsid="000cc361"/>
    </style:style>
    <style:style style:name="P14" style:family="paragraph" style:parent-style-name="Standard">
      <style:text-properties officeooo:paragraph-rsid="0013260e"/>
    </style:style>
    <style:style style:name="P15" style:family="paragraph" style:parent-style-name="Standard">
      <style:text-properties style:font-name="Liberation Serif" fo:font-size="12pt" fo:font-weight="normal" officeooo:rsid="0013260e" officeooo:paragraph-rsid="000cc361"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1418a5" officeooo:paragraph-rsid="001418a5"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6pt" fo:font-weight="bold" officeooo:rsid="0015381a" officeooo:paragraph-rsid="0015381a"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015381a" officeooo:paragraph-rsid="0015381a" style:font-size-asian="14pt" style:font-weight-asian="bold" style:font-size-complex="16pt" style:font-weight-complex="bold"/>
    </style:style>
    <style:style style:name="P19" style:family="paragraph" style:parent-style-name="Standard">
      <style:paragraph-properties fo:break-before="page"/>
      <style:text-properties fo:font-size="12pt" fo:font-weight="normal" officeooo:rsid="0008f1e2" officeooo:paragraph-rsid="0008f1e2" style:font-size-asian="12pt" style:font-weight-asian="normal" style:font-size-complex="12pt" style:font-weight-complex="normal"/>
    </style:style>
    <style:style style:name="T1" style:family="text">
      <style:text-properties officeooo:rsid="00055335"/>
    </style:style>
    <style:style style:name="T2" style:family="text">
      <style:text-properties officeooo:rsid="0006e7e7"/>
    </style:style>
    <style:style style:name="T3" style:family="text">
      <style:text-properties officeooo:rsid="00083eee"/>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055335" style:font-size-asian="12pt" style:font-weight-asian="normal" style:font-size-complex="12pt" style:font-weight-complex="normal"/>
    </style:style>
    <style:style style:name="T6" style:family="text">
      <style:text-properties fo:font-size="12pt" fo:font-weight="normal" officeooo:rsid="00083eee" style:font-size-asian="12pt" style:font-weight-asian="normal" style:font-size-complex="12pt" style:font-weight-complex="normal"/>
    </style:style>
    <style:style style:name="T7" style:family="text">
      <style:text-properties fo:font-size="12pt" fo:font-weight="normal" officeooo:rsid="0006e7e7" style:font-size-asian="12pt" style:font-weight-asian="normal" style:font-size-complex="12pt" style:font-weight-complex="normal"/>
    </style:style>
    <style:style style:name="T8" style:family="text">
      <style:text-properties fo:font-size="12pt" fo:font-weight="normal" officeooo:rsid="0008f1e2" style:font-size-asian="12pt" style:font-weight-asian="normal" style:font-size-complex="12pt" style:font-weight-complex="normal"/>
    </style:style>
    <style:style style:name="T9" style:family="text">
      <style:text-properties fo:font-size="12pt" fo:font-weight="normal" officeooo:rsid="000b6153" style:font-size-asian="12pt" style:font-weight-asian="normal" style:font-size-complex="12pt" style:font-weight-complex="normal"/>
    </style:style>
    <style:style style:name="T10" style:family="text">
      <style:text-properties fo:font-size="12pt" fo:font-weight="normal" officeooo:rsid="000cc361" style:font-size-asian="12pt" style:font-weight-asian="normal" style:font-size-complex="12pt" style:font-weight-complex="normal"/>
    </style:style>
    <style:style style:name="T11" style:family="text">
      <style:text-properties fo:font-size="12pt" fo:font-weight="normal" officeooo:rsid="000e7195" style:font-size-asian="12pt" style:font-weight-asian="normal" style:font-size-complex="12pt" style:font-weight-complex="normal"/>
    </style:style>
    <style:style style:name="T12" style:family="text">
      <style:text-properties fo:font-size="12pt" fo:font-weight="normal" officeooo:rsid="000feffc" style:font-size-asian="12pt" style:font-weight-asian="normal" style:font-size-complex="12pt" style:font-weight-complex="normal"/>
    </style:style>
    <style:style style:name="T13" style:family="text">
      <style:text-properties fo:font-size="12pt" fo:font-weight="normal" officeooo:rsid="0012552a" style:font-size-asian="12pt" style:font-weight-asian="normal" style:font-size-complex="12pt" style:font-weight-complex="normal"/>
    </style:style>
    <style:style style:name="T14" style:family="text">
      <style:text-properties fo:font-size="12pt" fo:font-weight="normal" officeooo:rsid="0012a017" style:font-size-asian="12pt" style:font-weight-asian="normal" style:font-size-complex="12pt" style:font-weight-complex="normal"/>
    </style:style>
    <style:style style:name="T15" style:family="text">
      <style:text-properties fo:font-size="12pt" fo:font-weight="normal" officeooo:rsid="0013260e" style:font-size-asian="12pt" style:font-weight-asian="normal" style:font-size-complex="12pt" style:font-weight-complex="normal"/>
    </style:style>
    <style:style style:name="T16" style:family="text">
      <style:text-properties fo:font-size="12pt" fo:font-style="italic" fo:font-weight="normal" officeooo:rsid="0012a017" style:font-size-asian="12pt" style:font-weight-asian="normal" style:font-size-complex="12pt" style:font-weight-complex="normal"/>
    </style:style>
    <style:style style:name="T17" style:family="text">
      <style:text-properties officeooo:rsid="0012552a"/>
    </style:style>
    <style:style style:name="T18" style:family="text">
      <style:text-properties style:font-name="sans-serif"/>
    </style:style>
    <style:style style:name="T19" style:family="text">
      <style:text-properties officeooo:rsid="0013260e"/>
    </style:style>
    <style:style style:name="T20" style:family="text">
      <style:text-properties style:font-name="Liberation Serif" fo:font-size="12pt" fo:font-weight="normal" officeooo:rsid="00055335" style:font-size-asian="12pt" style:font-weight-asian="normal" style:font-size-complex="12pt" style:font-weight-complex="normal"/>
    </style:style>
    <style:style style:name="T21" style:family="text">
      <style:text-properties style:font-name="Liberation Serif" fo:font-size="12pt" fo:font-weight="normal" officeooo:rsid="0013260e" style:font-size-asian="12pt" style:font-weight-asian="normal" style:font-size-complex="12pt" style:font-weight-complex="normal"/>
    </style:style>
    <style:style style:name="T22" style:family="text">
      <style:text-properties style:font-name="Liberation Serif" fo:font-size="12pt" fo:font-weight="normal" officeooo:rsid="001418a5" style:font-size-asian="12pt" style:font-weight-asian="normal" style:font-size-complex="12pt" style:font-weight-complex="normal"/>
    </style:style>
    <style:style style:name="T23" style:family="text">
      <style:text-properties officeooo:rsid="0014cb0e"/>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álisis de algoritmos para realizar los clusters</text:p>
      <text:p text:style-name="P18"/>
      <text:p text:style-name="P2">Kmeans:</text:p>
      <text:p text:style-name="P4"><text:span text:style-name="T1"><text:s/><text:tab/></text:span><text:span text:style-name="T5">Ventaja:</text:span><text:span text:style-name="T1"> es rápido con un complejidad lineal </text:span><text:span text:style-name="Emphasis">O</text:span>(<text:span text:style-name="Emphasis">n</text:span>). </text:p>
      <text:p text:style-name="P4"><text:span text:style-name="T1"><text:tab/></text:span><text:span text:style-name="T6">D</text:span><text:span text:style-name="T5">esventajas:</text:span><text:span text:style-name="T1"> <text:tab/>como que debes escoger el número de centros</text:span></text:p>
      <text:p text:style-name="P2"><text:tab/><text:tab/><text:tab/>como los centros suelen escogerse de manera aleatoria, que van cambiando con <text:tab/><text:tab/><text:tab/><text:tab/>cada iteración, esto hace que sean irrepetibles y que se tenga una falta de <text:tab/><text:tab/><text:tab/><text:tab/><text:tab/>consistencia.</text:p>
      <text:p text:style-name="P2">Kmedians:</text:p>
      <text:p text:style-name="P3"><text:tab/><text:span text:style-name="T4">Ventaja:</text:span> es menos sensible a los valores <text:span text:style-name="T3">atípicos</text:span></text:p>
      <text:p text:style-name="P3"><text:tab/><text:span text:style-name="T6">D</text:span><text:span text:style-name="T4">esventajas:</text:span> es mas lento ya que en cada <text:span text:style-name="T3">iteración</text:span> debe ordenar los datos </text:p>
      <text:p text:style-name="P3"><text:tab/><text:tab/></text:p>
      <text:p text:style-name="P10"><text:tab/><text:tab/> <text:span text:style-name="T15">Posee una complejidad en tiempo en el peor de los casos O(rKn²) donde <text:s/></text:span><text:span text:style-name="T13">n es <text:tab/><text:tab/><text:tab/><text:tab/>el número de ejemplos, </text:span><text:span text:style-name="T15">K es el número de centros</text:span></text:p>
      <text:p text:style-name="P2"/>
      <text:h text:style-name="P1" text:outline-level="2"><text:bookmark text:name="71b9"/>Mean-Shift:</text:h>
      <text:p text:style-name="Standard"><text:span text:style-name="T5"><text:tab/>Ventaja: </text:span><text:span text:style-name="T7">no deben escogerse el n</text:span><text:span text:style-name="T11">ú</text:span><text:span text:style-name="T7">mero de clusters a usar, se descubre por si mismo</text:span></text:p>
      <text:p text:style-name="Standard"><text:span text:style-name="T2"><text:tab/>D</text:span>esventajas: <text:span text:style-name="T3">seleccionar el tamaño de la ventana puede no ser tan trivial.</text:span></text:p>
      <text:p text:style-name="Standard"/>
      <text:p text:style-name="Standard"><text:tab/><text:tab/><text:span text:style-name="T17">Al usar un data set de grandes dimensiones la complejidad tiende a </text:span>O(<text:span text:style-name="T19">K</text:span>*n²), <text:span text:style-name="T17">donde n es <text:tab/><text:tab/><text:tab/>el número de ejemplos y K es el número de centros en la ventana</text:span></text:p>
      <text:p text:style-name="P2"/>
      <text:p text:style-name="P2">DBSCAN: </text:p>
      <text:p text:style-name="P3"><text:span text:style-name="T4"><text:tab/>Ventaja: </text:span><text:span text:style-name="T7">no deben escogerse el numero de clusters a usar, se descubre por si mismo, </text:span><text:span text:style-name="T12">también</text:span><text:span text:style-name="T8"> los <text:tab/>puntos atípicos son considerados ruido. Además, puede encontrar grupos de tamaño y forma <text:tab/>arbitraria bastante bien.</text:span></text:p>
      <text:p text:style-name="P5"><text:span text:style-name="T8"><text:tab/></text:span><text:span text:style-name="T7">D</text:span><text:span text:style-name="T8">esventajas: No funciona tan bien cuando la data tiene densidad variable, esto es debido a que <text:tab/>setear la distancia ε epsilon y el </text:span><text:span text:style-name="T12">mínimo</text:span><text:span text:style-name="T8"> de puntos para identificar los vecinos pertenecientes al <text:tab/>cluster varia de cluster a cluster cuando la </text:span><text:span text:style-name="T12">densidad</text:span><text:span text:style-name="T8"> de la data varia</text:span></text:p>
      <text:p text:style-name="P11"/>
      <text:p text:style-name="P7"><text:span text:style-name="T8"><text:tab/><text:tab/>P</text:span><text:span text:style-name="T13">osee una complejidad en memoria de </text:span><text:span text:style-name="T4">O(n.d)</text:span><text:span text:style-name="T13">, donde d es el promedio de número de <text:tab/><text:tab/><text:tab/>vecinos, </text:span><text:span text:style-name="T14">en el peor de los casos tiene una complejidad de O(</text:span><text:span text:style-name="T16">n</text:span><text:span text:style-name="T14">²).</text:span></text:p>
      <text:p text:style-name="P11"/>
      <text:p text:style-name="P11">Gaussian Mixture Models:</text:p>
      <text:p text:style-name="P6"><text:span text:style-name="T8"><text:tab/></text:span><text:span text:style-name="T5">Ventaja: </text:span><text:span text:style-name="T9">es mas flexible en términos de la covarianza del cluster que el k-means, el cluster <text:tab/>puede tomar cualquier forma elíptica y no esta restringido a círculos. Ademas como usa <text:tab/>probabilidades puede tener varios clusters para un punto, pudiendo separar la data haciendo <text:tab/>referencia a ese punto</text:span></text:p>
      <text:p text:style-name="P13"><text:span text:style-name="T9"><text:tab/></text:span><text:span text:style-name="T6">D</text:span><text:span text:style-name="T5">esventajas: debe escoger</text:span><text:span text:style-name="T10">se</text:span><text:span text:style-name="T5"> el número de centros</text:span></text:p>
      <text:p text:style-name="P13"><text:span text:style-name="T5"><text:tab/></text:span></text:p>
      <text:p text:style-name="P14"><text:span text:style-name="T5"><text:tab/><text:tab/></text:span><text:span text:style-name="T15">Posee una complejidad en tiempo en el peor de los casos de </text:span><text:span text:style-name="T20">O(n</text:span><text:span text:style-name="T20"><draw:frame draw:style-name="fr1" draw:name="Objeto1" text:anchor-type="as-char" svg:y="-0.437cm" svg:width="0.57cm" svg:height="0.527cm" draw:z-index="0"><draw:object xlink:href="./Object 1" xlink:type="simple" xlink:show="embed" xlink:actuate="onLoad"/><draw:image xlink:href="./ObjectReplacements/Object 1" xlink:type="simple" xlink:show="embed" xlink:actuate="onLoad"/></draw:frame></text:span><text:span text:style-name="T20">) <text:s/>donde n es <text:tab/><text:tab/><text:tab/>el número de ejemplos y </text:span><text:span text:style-name="T22">d</text:span><text:span text:style-name="T20"> es el n</text:span><text:span text:style-name="T21">ú</text:span><text:span text:style-name="T20">mero de componentes </text:span></text:p>
      <text:p text:style-name="P12"><text:span text:style-name="T18"/></text:p>
      <text:p text:style-name="P15"/>
      <text:p text:style-name="P15"/>
      <text:p text:style-name="P16">Como <text:span text:style-name="T23">la realización del los clusters se realizará con una cierta frecuencia, y es una operación que se hará para cada usuario, lo ideal es que se realice de la forma mas rápida posible, para evitar que sea un </text:span><text:soft-page-break/><text:span text:style-name="T23">cuello de botella, y que todos los usuarios reciban sus sugerencias correspondientes sin retraso, para que esto sea posible escogeremos el algoritmo de kmeans, que no solo es el mas rápido en el peor de los casos, sino que es eficiente manejando grandes conjuntos de dato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09:57:46.755180956</meta:creation-date>
    <dc:date>2020-01-21T15:04:22.487794984</dc:date>
    <meta:editing-duration>PT22M43S</meta:editing-duration>
    <meta:editing-cycles>3</meta:editing-cycles>
    <meta:generator>LibreOffice/6.0.7.3$Linux_X86_64 LibreOffice_project/00m0$Build-3</meta:generator>
    <meta:document-statistic meta:table-count="0" meta:image-count="0" meta:object-count="1" meta:page-count="3" meta:paragraph-count="24" meta:word-count="438" meta:character-count="2562" meta:non-whitespace-character-count="2090"/>
  </office:meta>
</office:document-meta>
</file>

<file path=Object 1/content.xml><?xml version="1.0" encoding="utf-8"?>
<math xmlns="http://www.w3.org/1998/Math/MathML" display="block">
  <semantics>
    <msup>
      <mi>d</mi>
      <mn>2</mn>
    </msup>
    <annotation encoding="StarMath 5.0">d^{2}</annotation>
  </semantics>
</math>
</file>